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5" text:anchor-type="page" text:anchor-page-number="1" svg:x="140.02mm" svg:y="224.7mm" svg:width="70.01mm" svg:height="50.8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70.01mm" svg:y="224.7mm" svg:width="70.01mm" svg:height="50.8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0mm" svg:y="224.7mm" svg:width="70.01mm" svg:height="50.8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40.02mm" svg:y="173.9mm" svg:width="70.01mm" svg:height="50.8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70.01mm" svg:y="173.9mm" svg:width="70.01mm" svg:height="50.8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0mm" svg:y="173.9mm" svg:width="70.01mm" svg:height="50.8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140.02mm" svg:y="123.1mm" svg:width="70.01mm" svg:height="50.8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70.01mm" svg:y="123.1mm" svg:width="70.01mm" svg:height="50.8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0mm" svg:y="123.1mm" svg:width="70.01mm" svg:height="50.8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40.02mm" svg:y="72.3mm" svg:width="70.01mm" svg:height="50.8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70.01mm" svg:y="72.3mm" svg:width="70.01mm" svg:height="50.8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0mm" svg:y="72.3mm" svg:width="70.01mm" svg:height="50.8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140.02mm" svg:y="21.5mm" svg:width="70.01mm" svg:height="50.8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70.01mm" svg:y="21.5mm" svg:width="70.01mm" svg:height="50.8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0mm" svg:y="21.5mm" svg:width="70.01mm" svg:height="50.8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70.01mm" svg:height="50.8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3mm" fo:page-height="297mm" style:num-format="" style:paper-tray-name="" style:print-orientation="portrait" fo:margin-top="21.5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11:03.975000000</meta:creation-date>
    <meta:editing-cycles>1</meta:editing-cycles>
    <meta:editing-duration>PT32S</meta:editing-duration>
    <dc:title>Rayfilm 514</dc:title>
    <dc:date>2022-08-25T17:11:34.428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